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10.168cm" fo:min-width="9.829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4.732cm" draw:transform="skewX (-0.00785398163397449) rotate (-0.00785398163397424) translate (3.159cm 6.727cm)">
          <text:p text:style-name="P1">Shanika Darshani</text:p>
          <text:p text:style-name="P1">170205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0:29.945797707</meta:creation-date>
    <dc:date>2018-02-19T15:36:11.764787952</dc:date>
    <meta:editing-duration>PT6M13S</meta:editing-duration>
    <meta:editing-cycles>2</meta:editing-cycles>
    <meta:generator>LibreOffice/5.1.6.2$Linux_X86_64 LibreOffice_project/10m0$Build-2</meta:generator>
    <meta:document-statistic meta:object-count="1"/>
  </office:meta>
</office:document-meta>
</file>